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ionCompoundWordTokenFilter.getHyphenationTree( Reader hyphenation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yphenationCompoundWordTokenFilter.HyphenationCompoundWordTokenFilter( TokenStream input , HyphenationTree hyphenator , String [ ] 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phenationCompoundWordTokenFilter.HyphenationCompoundWordTokenFilter( TokenStream input , HyphenationTree hyphenator , String [ ] dictionary , int minWordSize , int minSubwordSize , int maxSubwordSize , boolean onlyLongest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phenationCompoundWordTokenFilter.HyphenationCompoundWordTokenFilter( TokenStream input , HyphenationTree hyphenator , Set dictio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phenationCompoundWordTokenFilter.decomposeInternal( final Token token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HyphenationCompoundWordTokenFilter.getHyphenationTree( String hyphenation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CompoundWordTokenFilter.getHyphenationTree( File hyphenation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phenationCompoundWordTokenFilter.HyphenationCompoundWordTokenFilter( TokenStream input , HyphenationTree hyphenator , Set dictionary , int minWordSize , int minSubwordSize , int maxSubwordSize , boolean onlyLongest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